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arial" svg:font-family="arial, sans-serif"/>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officeooo:paragraph-rsid="00165c63"/>
    </style:style>
    <style:style style:name="P2" style:family="paragraph" style:parent-style-name="Standard">
      <style:text-properties officeooo:rsid="00165c63" officeooo:paragraph-rsid="00165c63"/>
    </style:style>
    <style:style style:name="P3" style:family="paragraph" style:parent-style-name="Standard">
      <style:text-properties officeooo:rsid="0017f3d7" officeooo:paragraph-rsid="0017f3d7"/>
    </style:style>
    <style:style style:name="P4" style:family="paragraph" style:parent-style-name="Heading_20_1">
      <style:text-properties style:font-name="Times" fo:font-size="12pt" fo:language="en" fo:country="GB" officeooo:rsid="00165c63" officeooo:paragraph-rsid="00165c63" style:font-name-asian="HG Mincho Light J" style:font-size-asian="12pt" style:font-name-complex="Tahoma" style:font-size-complex="12pt"/>
    </style:style>
    <style:style style:name="P5" style:family="paragraph" style:parent-style-name="Standard" style:list-style-name="L1">
      <style:text-properties officeooo:paragraph-rsid="00165c63"/>
    </style:style>
    <style:style style:name="P6" style:family="paragraph" style:parent-style-name="Standard" style:list-style-name="L1">
      <style:text-properties officeooo:rsid="00165c63" officeooo:paragraph-rsid="00165c63"/>
    </style:style>
    <style:style style:name="P7" style:family="paragraph" style:parent-style-name="Standard" style:list-style-name="L1">
      <style:text-properties officeooo:rsid="0017f3d7" officeooo:paragraph-rsid="0017f3d7"/>
    </style:style>
    <style:style style:name="P8" style:family="paragraph" style:parent-style-name="Standard">
      <style:text-properties officeooo:paragraph-rsid="001863f0"/>
    </style:style>
    <style:style style:name="P9" style:family="paragraph" style:parent-style-name="Heading_20_2">
      <style:text-properties style:font-name="Times" fo:font-size="12pt" style:font-size-asian="12pt" style:font-size-complex="12pt"/>
    </style:style>
    <style:style style:name="T1" style:family="text">
      <style:text-properties officeooo:rsid="00165c63"/>
    </style:style>
    <style:style style:name="T2" style:family="text">
      <style:text-properties officeooo:rsid="0017f3d7"/>
    </style:style>
    <style:style style:name="T3" style:family="text">
      <style:text-properties officeooo:rsid="001863f0"/>
    </style:style>
    <style:style style:name="T4" style:family="text">
      <style:text-properties fo:font-variant="normal" fo:text-transform="none" fo:color="#545454" style:font-name="arial" fo:font-size="12pt" fo:letter-spacing="normal" fo:font-style="normal" fo:font-weight="bol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Ingredients</text:h>
      <text:p text:style-name="P2"><text:bookmark-start text:name="__DdeLink__88_627015418"/>2 chicken breasts, chopped</text:p>
      <text:p text:style-name="P2">1 onion, sliced</text:p>
      <text:p text:style-name="P2"><text:span text:style-name="T2">4</text:span> cloves garlic, crushed</text:p>
      <text:p text:style-name="P2">1½ cans light &amp; creamy evaporated milk (we used carnation brand)</text:p>
      <text:p text:style-name="P2">1 tablespoon olive oil</text:p>
      <text:p text:style-name="P2"><text:span text:style-name="T3">3</text:span> sliced short cut bacon, chopped</text:p>
      <text:p text:style-name="P2">3 spring onions, chopped</text:p>
      <text:p text:style-name="P8"><text:span text:style-name="T1">375 g fettuccine, </text:span><text:span text:style-name="T5">l</text:span><text:span text:style-name="Emphasis"><text:span text:style-name="T5">inguine</text:span></text:span><text:bookmark-start text:name="__DdeLink__150_703381007"/><text:bookmark-end text:name="__DdeLink__150_703381007"/> or <text:span text:style-name="T2">p</text:span><text:bookmark-start text:name="__DdeLink__65_627015418"/><text:span text:style-name="T2">appardelle</text:span><text:bookmark-end text:name="__DdeLink__65_627015418"/><text:span text:style-name="T2"> pasta</text:span></text:p>
      <text:p text:style-name="P3">½ cup frozen peas</text:p>
      <text:p text:style-name="P2">Pepper<text:bookmark-end text:name="__DdeLink__88_627015418"/></text:p>
      <text:h text:style-name="P9" text:outline-level="2">Method</text:h>
      <text:list xml:id="list4252305118659647009" text:style-name="L1">
        <text:list-item>
          <text:p text:style-name="P6">Heat a large pot of water for your pasta.</text:p>
        </text:list-item>
        <text:list-item>
          <text:p text:style-name="P6">In a large non-stick fry pan or wok heat oil on med<text:span text:style-name="T2">ium </text:span>/ high and cook the onion for 10 minutes, stirring. <text:s/>Do not burn.</text:p>
        </text:list-item>
        <text:list-item>
          <text:p text:style-name="P6">Now add the bacon and cook a further 5 minutes until bacon starts to colour.</text:p>
        </text:list-item>
        <text:list-item>
          <text:p text:style-name="P6">Add the chopped chicken and stir fry for 5 minutes or until chicken is ¾ cooked.</text:p>
        </text:list-item>
        <text:list-item>
          <text:p text:style-name="P6">Crush your garlic and add, stirring for 30 seconds.</text:p>
        </text:list-item>
        <text:list-item>
          <text:p text:style-name="P6">Now add the evaporated milk, stirring, turn heat down low and simmer for 20 minutes, season with salt and pepper.</text:p>
        </text:list-item>
        <text:list-item>
          <text:p text:style-name="P6">While this is simmering cook, your pasta as per instructions.</text:p>
        </text:list-item>
        <text:list-item>
          <text:p text:style-name="P6">Once your pasta is cooked, add to mixture and incorporate.</text:p>
        </text:list-item>
        <text:list-item>
          <text:p text:style-name="P7">Add peas</text:p>
        </text:list-item>
        <text:list-item>
          <text:p text:style-name="P5"><text:span text:style-name="T1">Add the spring onions and serve immediately with P</text:span><text:bookmark-start text:name="__DdeLink__68_627015418"/><text:span text:style-name="T1">armesan</text:span><text:bookmark-end text:name="__DdeLink__68_627015418"/><text:span text:style-name="T1"> cheese.</text:span></text:p>
        </text:list-item>
      </text:list>
      <text:p text:style-name="P1"/>
      <text:p text:style-name="Endnote">Serves 4</text:p>
      <text:p text:style-name="Endnote">Source <text:a xlink:type="simple" xlink:href="http://www.weightloss.com.au/healthy-recipes/dinner-recipes/creamy-chicken-pappardelle-recipe.html">http://www.weightloss.com.au/healthy-recipes/dinner-recipes/creamy-chicken-pappardelle-recipe.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arial" svg:font-family="arial, sans-serif"/>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fo:font-style="italic" style:font-size-asian="10pt" style:font-size-complex="10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rsid="00165c63" officeooo:paragraph-rsid="00165c63" style:font-name-asian="HG Mincho Light J" style:font-size-asian="12pt" style:font-name-complex="Tahoma" style:font-size-complex="12pt"/>
    </style:style>
    <style:style style:name="MT1" style:family="text"/>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a xlink:type="simple" xlink:href="http://www.weightloss.com.au/healthy-recipes/dinner-recipes/creamy-chicken-pappardelle-recipe.html">CSIRO </text:a><text:bookmark-start text:name="__DdeLink__72_627015418"/><text:a xlink:type="simple" xlink:href="http://www.weightloss.com.au/healthy-recipes/dinner-recipes/creamy-chicken-pappardelle-recipe.html">Creamy Chicken Pappardelle</text:a><text:bookmark-end text:name="__DdeLink__72_627015418"/></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4-25T14:08:00.498136629</meta:creation-date>
    <dc:language>en-AU</dc:language>
    <meta:editing-cycles>6</meta:editing-cycles>
    <meta:editing-duration>PT9M24S</meta:editing-duration>
    <meta:initial-creator>Frank Jung</meta:initial-creator>
    <dc:date>2014-06-07T18:28:25.800269589</dc:date>
    <dc:creator>Frank Jung</dc:creator>
    <meta:printed-by>Frank Jung</meta:printed-by>
    <meta:print-date>2014-04-25T14:18:46.681059689</meta:print-date>
    <meta:document-statistic meta:table-count="0" meta:image-count="0" meta:object-count="0" meta:page-count="1" meta:paragraph-count="25" meta:word-count="195" meta:character-count="1135" meta:non-whitespace-character-count="974"/>
    <meta:user-defined meta:name="Info 1"/>
    <meta:user-defined meta:name="Info 2"/>
    <meta:user-defined meta:name="Info 3"/>
    <meta:user-defined meta:name="Info 4"/>
  </office:meta>
</office:document-meta>
</file>